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94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8.27mm"/>
    </style:style>
    <style:style style:name="co4" style:family="table-column">
      <style:table-column-properties fo:break-before="auto" style:column-width="18.84mm"/>
    </style:style>
    <style:style style:name="co5" style:family="table-column">
      <style:table-column-properties fo:break-before="auto" style:column-width="21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5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ackground-color="#ffff66" style:text-align-source="fix" style:repeat-content="false" fo:border="0.74pt solid #000000"/>
      <style:paragraph-properties fo:text-align="center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0" style:family="table-cell" style:parent-style-name="Default">
      <style:table-cell-properties fo:background-color="#ffff66"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Default" table:number-columns-repeated="5"/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Pierwszy rząd dynamiki</text:p>
          </table:table-cell>
          <table:covered-table-cell table:number-columns-repeated="4" table:style-name="ce6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1">
            <text:p>Zbiór uczący</text:p>
          </table:table-cell>
          <table:covered-table-cell table:style-name="ce9"/>
          <table:table-cell table:style-name="ce10" office:value-type="string" calcext:value-type="string" table:number-columns-spanned="2" table:number-rows-spanned="1">
            <text:p>Zbiór weryfikujący</text:p>
          </table:table-cell>
          <table:covered-table-cell table:style-name="ce10"/>
        </table:table-row>
        <table:table-row table:style-name="ro2">
          <table:table-cell table:style-name="ce3" office:value-type="string" calcext:value-type="string">
            <text:p>Stopien wielomianu</text:p>
          </table:table-cell>
          <table:table-cell table:style-name="ce8" office:value-type="string" calcext:value-type="string">
            <text:p>ARX</text:p>
          </table:table-cell>
          <table:table-cell table:style-name="ce8" office:value-type="string" calcext:value-type="string">
            <text:p>OE</text:p>
          </table:table-cell>
          <table:table-cell table:style-name="ce8" office:value-type="string" calcext:value-type="string">
            <text:p>ARX</text:p>
          </table:table-cell>
          <table:table-cell table:style-name="ce8" office:value-type="string" calcext:value-type="string">
            <text:p>O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0359" calcext:value-type="float">
            <text:p>2,0359</text:p>
          </table:table-cell>
          <table:table-cell office:value-type="float" office:value="275.3161" calcext:value-type="float">
            <text:p>275,3161</text:p>
          </table:table-cell>
          <table:table-cell table:style-name="ce6" office:value-type="float" office:value="7.1737" calcext:value-type="float">
            <text:p>7,1737</text:p>
          </table:table-cell>
          <table:table-cell table:style-name="ce6" office:value-type="float" office:value="1720.5" calcext:value-type="float">
            <text:p>1720,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3434" calcext:value-type="float">
            <text:p>1,3434</text:p>
          </table:table-cell>
          <table:table-cell office:value-type="float" office:value="58.7089" calcext:value-type="float">
            <text:p>58,7089</text:p>
          </table:table-cell>
          <table:table-cell table:style-name="ce6" office:value-type="float" office:value="3.1072" calcext:value-type="float">
            <text:p>3,1072</text:p>
          </table:table-cell>
          <table:table-cell table:style-name="ce6" office:value-type="float" office:value="538.1604" calcext:value-type="float">
            <text:p>538,160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2442" calcext:value-type="float">
            <text:p>1,2442</text:p>
          </table:table-cell>
          <table:table-cell office:value-type="float" office:value="33.0605" calcext:value-type="float">
            <text:p>33,0605</text:p>
          </table:table-cell>
          <table:table-cell table:style-name="ce6" office:value-type="float" office:value="4.6285" calcext:value-type="float">
            <text:p>4,6285</text:p>
          </table:table-cell>
          <table:table-cell table:style-name="ce6" office:value-type="float" office:value="132.114" calcext:value-type="float">
            <text:p>132,1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243" calcext:value-type="float">
            <text:p>1,243</text:p>
          </table:table-cell>
          <table:table-cell office:value-type="float" office:value="33.8288" calcext:value-type="float">
            <text:p>33,8288</text:p>
          </table:table-cell>
          <table:table-cell table:style-name="ce6" office:value-type="float" office:value="13.2438" calcext:value-type="float">
            <text:p>13,2438</text:p>
          </table:table-cell>
          <table:table-cell table:style-name="ce6" office:value-type="string" calcext:value-type="string">
            <text:p>NaN</text:p>
          </table:table-cell>
        </table:table-row>
        <table:table-row table:style-name="ro2">
          <table:table-cell table:style-name="ce1" office:value-type="string" calcext:value-type="string" table:number-columns-spanned="5" table:number-rows-spanned="1">
            <text:p>Drugi rząd dynamiki</text:p>
          </table:table-cell>
          <table:covered-table-cell table:number-columns-repeated="4" table:style-name="ce6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1">
            <text:p>Zbiór uczący</text:p>
          </table:table-cell>
          <table:covered-table-cell table:style-name="ce9"/>
          <table:table-cell table:style-name="ce10" office:value-type="string" calcext:value-type="string" table:number-columns-spanned="2" table:number-rows-spanned="1">
            <text:p>Zbiór weryfikujący</text:p>
          </table:table-cell>
          <table:covered-table-cell table:style-name="ce10"/>
        </table:table-row>
        <table:table-row table:style-name="ro2">
          <table:table-cell table:style-name="ce3" office:value-type="string" calcext:value-type="string">
            <text:p>Stopien wielomianu</text:p>
          </table:table-cell>
          <table:table-cell table:style-name="ce8" office:value-type="string" calcext:value-type="string">
            <text:p>ARX</text:p>
          </table:table-cell>
          <table:table-cell table:style-name="ce8" office:value-type="string" calcext:value-type="string">
            <text:p>OE</text:p>
          </table:table-cell>
          <table:table-cell table:style-name="ce8" office:value-type="string" calcext:value-type="string">
            <text:p>ARX</text:p>
          </table:table-cell>
          <table:table-cell table:style-name="ce8" office:value-type="string" calcext:value-type="string">
            <text:p>O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659" calcext:value-type="float">
            <text:p>0,2659</text:p>
          </table:table-cell>
          <table:table-cell office:value-type="float" office:value="203.7864" calcext:value-type="float">
            <text:p>203,7864</text:p>
          </table:table-cell>
          <table:table-cell office:value-type="float" office:value="0.6004" calcext:value-type="float">
            <text:p>0,6004</text:p>
          </table:table-cell>
          <table:table-cell office:value-type="float" office:value="1542.6" calcext:value-type="float">
            <text:p>1542,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392" calcext:value-type="float">
            <text:p>0,1392</text:p>
          </table:table-cell>
          <table:table-cell office:value-type="float" office:value="10.4971" calcext:value-type="float">
            <text:p>10,4971</text:p>
          </table:table-cell>
          <table:table-cell office:value-type="float" office:value="0.1839" calcext:value-type="float">
            <text:p>0,1839</text:p>
          </table:table-cell>
          <table:table-cell office:value-type="float" office:value="46.8765" calcext:value-type="float">
            <text:p>46,876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229" calcext:value-type="float">
            <text:p>0,1229</text:p>
          </table:table-cell>
          <table:table-cell office:value-type="float" office:value="0.5226" calcext:value-type="float">
            <text:p>0,5226</text:p>
          </table:table-cell>
          <table:table-cell office:value-type="float" office:value="0.1324" calcext:value-type="float">
            <text:p>0,1324</text:p>
          </table:table-cell>
          <table:table-cell office:value-type="float" office:value="2.6375" calcext:value-type="float">
            <text:p>2,637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1226" calcext:value-type="float">
            <text:p>0,1226</text:p>
          </table:table-cell>
          <table:table-cell office:value-type="float" office:value="0.5285" calcext:value-type="float">
            <text:p>0,5285</text:p>
          </table:table-cell>
          <table:table-cell office:value-type="float" office:value="0.7648" calcext:value-type="float">
            <text:p>0,7648</text:p>
          </table:table-cell>
          <table:table-cell office:value-type="float" office:value="98.508" calcext:value-type="float">
            <text:p>98,508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Trzeci rząd dynamiki</text:p>
          </table:table-cell>
          <table:covered-table-cell table:number-columns-repeated="4" table:style-name="ce6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1">
            <text:p>Zbiór uczący</text:p>
          </table:table-cell>
          <table:covered-table-cell table:style-name="ce9"/>
          <table:table-cell table:style-name="ce10" office:value-type="string" calcext:value-type="string" table:number-columns-spanned="2" table:number-rows-spanned="1">
            <text:p>Zbiór weryfikujący</text:p>
          </table:table-cell>
          <table:covered-table-cell table:style-name="ce10"/>
        </table:table-row>
        <table:table-row table:style-name="ro2">
          <table:table-cell table:style-name="ce3" office:value-type="string" calcext:value-type="string">
            <text:p>Stopien wielomianu</text:p>
          </table:table-cell>
          <table:table-cell table:style-name="ce8" office:value-type="string" calcext:value-type="string">
            <text:p>ARX</text:p>
          </table:table-cell>
          <table:table-cell table:style-name="ce8" office:value-type="string" calcext:value-type="string">
            <text:p>OE</text:p>
          </table:table-cell>
          <table:table-cell table:style-name="ce8" office:value-type="string" calcext:value-type="string">
            <text:p>ARX</text:p>
          </table:table-cell>
          <table:table-cell table:style-name="ce8" office:value-type="string" calcext:value-type="string">
            <text:p>O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348" calcext:value-type="float">
            <text:p>0,2348</text:p>
          </table:table-cell>
          <table:table-cell office:value-type="float" office:value="207.1654" calcext:value-type="float">
            <text:p>207,1654</text:p>
          </table:table-cell>
          <table:table-cell office:value-type="float" office:value="0.4599" calcext:value-type="float">
            <text:p>0,4599</text:p>
          </table:table-cell>
          <table:table-cell office:value-type="float" office:value="1550.5" calcext:value-type="float">
            <text:p>1550,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06" calcext:value-type="float">
            <text:p>0,106</text:p>
          </table:table-cell>
          <table:table-cell office:value-type="float" office:value="8.9853" calcext:value-type="float">
            <text:p>8,9853</text:p>
          </table:table-cell>
          <table:table-cell office:value-type="float" office:value="0.1947" calcext:value-type="float">
            <text:p>0,1947</text:p>
          </table:table-cell>
          <table:table-cell office:value-type="float" office:value="51.1398" calcext:value-type="float">
            <text:p>51,139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744" calcext:value-type="float">
            <text:p>0,0744</text:p>
          </table:table-cell>
          <table:table-cell office:value-type="float" office:value="0.151" calcext:value-type="float">
            <text:p>0,151</text:p>
          </table:table-cell>
          <table:table-cell office:value-type="float" office:value="0.0798" calcext:value-type="float">
            <text:p>0,0798</text:p>
          </table:table-cell>
          <table:table-cell office:value-type="float" office:value="0.3638" calcext:value-type="float">
            <text:p>0,363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1545" calcext:value-type="float">
            <text:p>0,1545</text:p>
          </table:table-cell>
          <table:table-cell office:value-type="float" office:value="0.2817" calcext:value-type="float">
            <text:p>0,2817</text:p>
          </table:table-cell>
          <table:table-cell office:value-type="string" calcext:value-type="string">
            <text:p>NaN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Czwarty rząd dynamiki</text:p>
          </table:table-cell>
          <table:covered-table-cell table:number-columns-repeated="4" table:style-name="ce6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1">
            <text:p>Zbiór uczący</text:p>
          </table:table-cell>
          <table:covered-table-cell table:style-name="ce9"/>
          <table:table-cell table:style-name="ce10" office:value-type="string" calcext:value-type="string" table:number-columns-spanned="2" table:number-rows-spanned="1">
            <text:p>Zbiór weryfikujący</text:p>
          </table:table-cell>
          <table:covered-table-cell table:style-name="ce10"/>
        </table:table-row>
        <table:table-row table:style-name="ro2">
          <table:table-cell table:style-name="ce3" office:value-type="string" calcext:value-type="string">
            <text:p>Stopien wielomianu</text:p>
          </table:table-cell>
          <table:table-cell table:style-name="ce8" office:value-type="string" calcext:value-type="string">
            <text:p>ARX</text:p>
          </table:table-cell>
          <table:table-cell table:style-name="ce8" office:value-type="string" calcext:value-type="string">
            <text:p>OE</text:p>
          </table:table-cell>
          <table:table-cell table:style-name="ce8" office:value-type="string" calcext:value-type="string">
            <text:p>ARX</text:p>
          </table:table-cell>
          <table:table-cell table:style-name="ce8" office:value-type="string" calcext:value-type="string">
            <text:p>O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714" calcext:value-type="float">
            <text:p>0,1714</text:p>
          </table:table-cell>
          <table:table-cell office:value-type="float" office:value="200.8083" calcext:value-type="float">
            <text:p>200,8083</text:p>
          </table:table-cell>
          <table:table-cell office:value-type="float" office:value="0.2722" calcext:value-type="float">
            <text:p>0,2722</text:p>
          </table:table-cell>
          <table:table-cell office:value-type="float" office:value="1572.8" calcext:value-type="float">
            <text:p>1572,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04" calcext:value-type="float">
            <text:p>0,104</text:p>
          </table:table-cell>
          <table:table-cell office:value-type="float" office:value="8.5046" calcext:value-type="float">
            <text:p>8,5046</text:p>
          </table:table-cell>
          <table:table-cell office:value-type="float" office:value="0.2033" calcext:value-type="float">
            <text:p>0,2033</text:p>
          </table:table-cell>
          <table:table-cell office:value-type="float" office:value="73.5529" calcext:value-type="float">
            <text:p>73,55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614" calcext:value-type="float">
            <text:p>0,0614</text:p>
          </table:table-cell>
          <table:table-cell office:value-type="float" office:value="0.1192" calcext:value-type="float">
            <text:p>0,1192</text:p>
          </table:table-cell>
          <table:table-cell office:value-type="float" office:value="0.0814" calcext:value-type="float">
            <text:p>0,0814</text:p>
          </table:table-cell>
          <table:table-cell office:value-type="float" office:value="1.4339" calcext:value-type="float">
            <text:p>1,43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1183" calcext:value-type="float">
            <text:p>0,1183</text:p>
          </table:table-cell>
          <table:table-cell office:value-type="float" office:value="0.0957" calcext:value-type="float">
            <text:p>0,0957</text:p>
          </table:table-cell>
          <table:table-cell office:value-type="float" office:value="2.1593" calcext:value-type="float">
            <text:p>2,15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.00.0000</text:date>, <text:time style:data-style-name="N2" text:time-value="11:00:23.8296002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9:58:30.839702467</meta:creation-date>
    <dc:date>2018-06-14T12:37:28.382083397</dc:date>
    <meta:editing-duration>PT6H27M16S</meta:editing-duration>
    <meta:editing-cycles>11</meta:editing-cycles>
    <meta:generator>LibreOffice/5.1.6.2$Linux_X86_64 LibreOffice_project/10m0$Build-2</meta:generator>
    <meta:document-statistic meta:table-count="1" meta:cell-count="112" meta:object-count="0"/>
  </office:meta>
</office:document-meta>
</file>